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ec48"/>
    </style:style>
    <style:style style:name="P2" style:family="paragraph" style:parent-style-name="Standard">
      <style:text-properties fo:font-size="12pt" fo:font-weight="bold" officeooo:rsid="000bec48"/>
    </style:style>
    <style:style style:name="P3" style:family="paragraph" style:parent-style-name="Standard">
      <style:text-properties fo:font-size="12pt" fo:font-weight="normal" officeooo:rsid="000dedfe" officeooo:paragraph-rsid="000dedfe" style:font-weight-asian="normal" style:font-weight-complex="normal"/>
    </style:style>
    <style:style style:name="P4" style:family="paragraph" style:parent-style-name="Text_20_body" style:list-style-name="L1"/>
    <style:style style:name="P5" style:family="paragraph" style:parent-style-name="Text_20_body">
      <style:text-properties fo:font-size="12pt" officeooo:paragraph-rsid="000f32d3"/>
    </style:style>
    <style:style style:name="P6" style:family="paragraph" style:parent-style-name="Text_20_body">
      <style:text-properties fo:font-size="12pt" officeooo:paragraph-rsid="000feb2b"/>
    </style:style>
    <style:style style:name="P7" style:family="paragraph" style:parent-style-name="Text_20_body">
      <style:text-properties fo:font-size="12pt" officeooo:paragraph-rsid="0010cfc6"/>
    </style:style>
    <style:style style:name="P8" style:family="paragraph" style:parent-style-name="Text_20_body">
      <style:text-properties fo:font-size="12pt" officeooo:paragraph-rsid="00119459"/>
    </style:style>
    <style:style style:name="P9" style:family="paragraph" style:parent-style-name="Text_20_body">
      <style:text-properties fo:font-size="12pt" fo:font-weight="bold" officeooo:rsid="00119459" officeooo:paragraph-rsid="00119459" style:font-weight-asian="bold" style:font-weight-complex="bold"/>
    </style:style>
    <style:style style:name="P10" style:family="paragraph" style:parent-style-name="Text_20_body">
      <style:text-properties fo:font-size="12pt" fo:font-weight="bold" officeooo:rsid="0019ce6e" officeooo:paragraph-rsid="0019ce6e"/>
    </style:style>
    <style:style style:name="P11" style:family="paragraph" style:parent-style-name="Text_20_body">
      <style:text-properties fo:font-size="12pt" officeooo:rsid="0012ef18" officeooo:paragraph-rsid="0012ef18"/>
    </style:style>
    <style:style style:name="P12" style:family="paragraph" style:parent-style-name="Text_20_body">
      <style:text-properties fo:font-weight="normal" officeooo:rsid="001827b7" officeooo:paragraph-rsid="001827b7" style:font-weight-asian="normal" style:font-weight-complex="normal"/>
    </style:style>
    <style:style style:name="P13" style:family="paragraph" style:parent-style-name="Text_20_body">
      <style:text-properties fo:font-weight="normal" officeooo:rsid="001827b7" officeooo:paragraph-rsid="0018ea19" style:font-weight-asian="normal" style:font-weight-complex="normal"/>
    </style:style>
    <style:style style:name="P14" style:family="paragraph" style:parent-style-name="Text_20_body" style:list-style-name="L4"/>
    <style:style style:name="P15" style:family="paragraph" style:parent-style-name="Text_20_body">
      <style:text-properties fo:font-weight="bold"/>
    </style:style>
    <style:style style:name="P16" style:family="paragraph" style:parent-style-name="Text_20_body">
      <style:text-properties fo:font-weight="bold" officeooo:rsid="001648f2" officeooo:paragraph-rsid="001648f2" style:font-weight-asian="bold" style:font-weight-complex="bold"/>
    </style:style>
    <style:style style:name="P17" style:family="paragraph" style:parent-style-name="Text_20_body">
      <style:text-properties fo:font-weight="bold" officeooo:rsid="001827b7" officeooo:paragraph-rsid="001827b7" style:font-weight-asian="bold" style:font-weight-complex="bold"/>
    </style:style>
    <style:style style:name="P18" style:family="paragraph" style:parent-style-name="Text_20_body">
      <style:text-properties officeooo:paragraph-rsid="00173f29"/>
    </style:style>
    <style:style style:name="P19" style:family="paragraph" style:parent-style-name="Text_20_body" style:list-style-name="L6">
      <style:text-properties officeooo:paragraph-rsid="001a1fa8"/>
    </style:style>
    <style:style style:name="P20" style:family="paragraph" style:parent-style-name="Text_20_body" style:list-style-name="L1">
      <style:paragraph-properties fo:margin-top="0in" fo:margin-bottom="0in" style:contextual-spacing="false"/>
    </style:style>
    <style:style style:name="P21" style:family="paragraph" style:parent-style-name="Text_20_body" style:list-style-name="L1">
      <style:paragraph-properties fo:margin-top="0in" fo:margin-bottom="0in" style:contextual-spacing="false"/>
      <style:text-properties fo:font-size="12pt" fo:font-weight="normal" officeooo:rsid="000dedfe" officeooo:paragraph-rsid="000dedfe" style:font-weight-asian="normal" style:font-weight-complex="normal"/>
    </style:style>
    <style:style style:name="P22" style:family="paragraph" style:parent-style-name="Text_20_body" style:list-style-name="L4">
      <style:paragraph-properties fo:margin-top="0in" fo:margin-bottom="0in" style:contextual-spacing="false"/>
    </style:style>
    <style:style style:name="T1" style:family="text">
      <style:text-properties officeooo:rsid="000dedfe"/>
    </style:style>
    <style:style style:name="T2" style:family="text">
      <style:text-properties fo:font-weight="normal" style:font-weight-asian="normal" style:font-weight-complex="normal"/>
    </style:style>
    <style:style style:name="T3" style:family="text">
      <style:text-properties fo:font-weight="normal" officeooo:rsid="000dedfe" style:font-weight-asian="normal" style:font-weight-complex="normal"/>
    </style:style>
    <style:style style:name="T4" style:family="text">
      <style:text-properties fo:font-weight="normal" officeooo:rsid="000feb2b" style:font-weight-asian="normal" style:font-weight-complex="normal"/>
    </style:style>
    <style:style style:name="T5" style:family="text">
      <style:text-properties fo:font-size="12pt" fo:font-weight="normal" style:font-weight-asian="normal" style:font-weight-complex="normal"/>
    </style:style>
    <style:style style:name="T6" style:family="text">
      <style:text-properties fo:font-size="12pt" fo:font-weight="normal" officeooo:rsid="001a1fa8" style:font-weight-asian="normal" style:font-weight-complex="normal"/>
    </style:style>
    <style:style style:name="T7" style:family="text">
      <style:text-properties fo:font-size="12pt" fo:font-weight="normal" officeooo:rsid="0019ce6e" style:font-weight-asian="normal" style:font-weight-complex="normal"/>
    </style:style>
    <style:style style:name="T8" style:family="text">
      <style:text-properties fo:font-size="12pt" fo:font-weight="normal" officeooo:rsid="001afa0e"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0feb2b" style:font-weight-asian="bold" style:font-weight-complex="bold"/>
    </style:style>
    <style:style style:name="T12" style:family="text">
      <style:text-properties fo:font-weight="bold" officeooo:rsid="0010cfc6" style:font-weight-asian="bold" style:font-weight-complex="bold"/>
    </style:style>
    <style:style style:name="T13" style:family="text">
      <style:text-properties fo:font-weight="bold" officeooo:rsid="000dedfe" style:font-weight-asian="bold" style:font-weight-complex="bold"/>
    </style:style>
    <style:style style:name="T14" style:family="text">
      <style:text-properties officeooo:rsid="00173f29"/>
    </style:style>
    <style:style style:name="T15" style:family="text">
      <style:text-properties style:text-underline-style="solid" style:text-underline-width="auto" style:text-underline-color="font-color"/>
    </style:style>
    <style:style style:name="T16" style:family="text">
      <style:text-properties style:text-underline-style="none" fo:font-weight="bold" style:font-weight-asian="bold" style:font-weight-complex="bold"/>
    </style:style>
    <style:style style:name="T17" style:family="text">
      <style:text-properties style:font-weight-asian="bold"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w the CPU Executes Program Instructions</text:p>
      <text:p text:style-name="P2"/>
      <text:p text:style-name="P3">CPU performs four steps for each instruction. </text:p>
      <text:list xml:id="list8308389014221438432" text:style-name="L1">
        <text:list-item>
          <text:p text:style-name="P21">The control unit fetches (gets) the instruction from memory.</text:p>
        </text:list-item>
        <text:list-item>
          <text:p text:style-name="P20">The control unit decodes the instruction (decides what it means) and directs that the necessary data be moved from memory to the arithmetic/logic unit. These first two steps together are called instruction time, or I-time. </text:p>
        </text:list-item>
        <text:list-item>
          <text:p text:style-name="P20">The arithmetic/logic unit executes the arithmetic or logical instruction. That is, the ALU is given control and performs the actual operation on the data. </text:p>
        </text:list-item>
        <text:list-item>
          <text:p text:style-name="P4">Th<text:span text:style-name="T1">en,</text:span> arithmetic/logic unit stores the result of this operation in memory or in a register. Steps 3 and 4 together are called execution time, or E-time. </text:p>
        </text:list-item>
      </text:list>
      <text:p text:style-name="P5"><text:line-break/>The control unit eventually directs memory to release the result to an output device or a secondary storage device. The combination of I-time and E-time is called the machine cycle. Figure 3 shows an instruction going through the machine cycle.</text:p>
      <text:p text:style-name="P5"/>
      <text:p text:style-name="P6"><text:span text:style-name="T12">CPU </text:span><text:span text:style-name="T11">Registers</text:span></text:p>
      <text:p text:style-name="P7">A register may hold an <text:a xlink:type="simple" xlink:href="http://searchcio-midmarket.techtarget.com/definition/instruction">instruction</text:a>, a storage address, or any kind of data (such as a bit sequence or individual characters). Some instructions specify registers as part of the instruction. For example, an instruction may specify that the contents of two defined registers be added together and then placed in a specified register<text:span text:style-name="T4">.</text:span></text:p>
      <text:p text:style-name="P9">Evaluate the CPU's Performance</text:p>
      <text:p text:style-name="P8">The most common measure of CPU speed is the clock speed, which is measured in MHz or GHz. One GHz equals 1,000 MHz, so a speed of 2.4 GHz could also be expressed as 2,400 MHz. The higher the clock speed, the more operations the CPU can execute per second. It's important to realize that the clock speed of a CPU is not the only factor determining performance. Because of differences in chip architecture, one processor may be able to perform more operations than another over one cycle. Therefore, even if the first processor has a lower clock speed than the second, it may actually be faster.</text:p>
      <text:p text:style-name="P8">With any processor, the cache and front side bus play an important role in speed. The CPU and front side bus work together, so they should ideally run at the same speed so that one cannot slow the other down. The cache also plays an important role in processor speed. The cache is memory that is accessed by the CPU to aid in completing certain routine tasks faster, so the larger the cache, the greater the CPU performance.<text:line-break/><text:span text:style-name="T3"> </text:span></text:p>
      <text:p text:style-name="P11"><text:span text:style-name="T10">CPU </text:span><text:span text:style-name="T13">C</text:span><text:span text:style-name="T10">ache</text:span></text:p>
      <text:p text:style-name="P11">The basic purpose of cache memory is to store <text:a xlink:type="simple" xlink:href="http://searchsoftwarequality.techtarget.com/definition/program">program</text:a> <text:a xlink:type="simple" xlink:href="http://whatis.techtarget.com/definition/instruction">instructions</text:a> that are frequently re-referenced by <text:a xlink:type="simple" xlink:href="http://searchsoa.techtarget.com/definition/software">software</text:a> during operation. Fast <text:a xlink:type="simple" xlink:href="http://whatis.techtarget.com/definition/access">access</text:a> to these instructions increases the overall speed of the <text:soft-page-break/>software program.</text:p>
      <text:p text:style-name="Text_20_body">As the microprocessor processes <text:a xlink:type="simple" xlink:href="http://searchdatamanagement.techtarget.com/definition/data">data</text:a>, it looks first in the cache memory; if it finds the instructions there (from a previous reading of data), it does not have to do a more time-consuming reading of data from larger memory or other data <text:a xlink:type="simple" xlink:href="http://searchstorage.techtarget.com/definition/storage">storage</text:a> <text:a xlink:type="simple" xlink:href="http://whatis.techtarget.com/definition/device">devices</text:a>.</text:p>
      <text:p text:style-name="Text_20_body">Cache memory is fast and expensive. Traditionally, it is categorized as "levels" that describe its closeness and accessibility to the microprocessor:</text:p>
      <text:list xml:id="list5414615051616832567" text:style-name="L4">
        <text:list-item>
          <text:p text:style-name="P22"><text:span text:style-name="T9">Level 1 </text:span><text:span text:style-name="Strong_20_Emphasis">(</text:span><text:a xlink:type="simple" xlink:href="http://whatis.techtarget.com/definition/L1-and-L2"><text:span text:style-name="Strong_20_Emphasis">L1</text:span></text:a><text:span text:style-name="Strong_20_Emphasis">)</text:span> <text:span text:style-name="T9">cache</text:span> is extremely fast but relatively small, and is usually embedded in the processor chip (CPU). </text:p>
        </text:list-item>
        <text:list-item>
          <text:p text:style-name="P22"><text:span text:style-name="T9">Level 2 (L2) cache</text:span> is often more capacious than L1; it may be located on the CPU or on a separate chip or <text:a xlink:type="simple" xlink:href="http://whatis.techtarget.com/definition/coprocessor">coprocessor</text:a> with a high-speed alternative system bus interconnecting the cache to the CPU, so as not to be slowed by traffic on the main system bus. </text:p>
        </text:list-item>
        <text:list-item>
          <text:p text:style-name="P14"><text:span text:style-name="T9">Level 3 (L3) cache</text:span> is typically specialized memory that works to improve the performance of L1 and L2. It can be significantly slower than L1 or L2, but is usually double the speed of RAM. In the case of <text:a xlink:type="simple" xlink:href="http://searchdatacenter.techtarget.com/definition/multi-core-processor">multicore processors</text:a>, each core may have its own dedicated L1 and L2 cache, but share a common L3 cache. When an instruction is referenced in the L3 cache, it is typically elevated to a higher tier cache. </text:p>
        </text:list-item>
      </text:list>
      <text:p text:style-name="P16">RISC VS CISC</text:p>
      <text:p text:style-name="Text_20_body">As far as the processor hardware is concerned, there are two basic types of concepts to implement the processor hardware architecture.</text:p>
      <text:p text:style-name="P18"><text:a xlink:type="simple" xlink:href="https://www.quora.com/What-are-CISC-and-RISC-architecture-How-do-they-differ-from-each-other"><text:span text:style-name="T14">https://www.quora.com/What-are-CISC-and-RISC-architecture-How-do-they-differ-from-each-other</text:span></text:a></text:p>
      <text:p text:style-name="P15">RISC architecture:</text:p>
      <text:p text:style-name="Text_20_body">RISC is acronym for Reduced Instruction Set Computing<text:a xlink:type="simple" xlink:href="http://Computing.In/" office:target-frame-name="_blank" xlink:show="new">.</text:a> In this architecture a microprocessor is designed to perform a smaller number of types of instructions so that it can operate at a higher speed (perform more millions of instructions per second, or MIPS). <text:line-break/>Since each instruction type that a computer must perform requires additional transistors and circuitry, a larger list or set of computer instructions tends to make the microprocessor more complicated and slower in operation. That is why less instruction means fast in operations. Pipelining is one of the unique feature of RISC. It is performed by overlapping the execution of several instructions in a pipeline fashion.</text:p>
      <text:p text:style-name="Text_20_body">Example: Apple iPod and Nintendo DS etc.</text:p>
      <text:p text:style-name="P15">CISC architecture:</text:p>
      <text:p text:style-name="Text_20_body">CISC is acronym for Complex Instruction Set Computing. CISC architecture are designed to decrease the memory cost. The large programs need more storage, thus increasing the memory cost and large memory becomes more expensive. <text:line-break/>To solve these problems, in CISC architecture the number of instructions per program is reduced by embedding the number of operations in each instruction. Thereby the instructions are more complex.</text:p>
      <text:p text:style-name="P17"><text:soft-page-break/>Micro-Processors Vs FPGA's</text:p>
      <text:p text:style-name="P12">t really depends on the application. Microprocessors and FPGAs fall into different categories of computing, microprocessors are general processors capable of completing any computing task where as FPGAs fall under the category of Re-configurable Computing (RC), which is an intermediate between fully flexible general purpose microprocessors and fully custom and application specific ASICs. The whole point of FPGAs is that they are re-configurable, in principle you can design a whole microprocessor on an FPGA without having to send it off for fabrication. I totally agree with Shane's point that FPGAs often act as a prototype before ASIC. If you want a crude comparison, <text:line-break/><text:line-break/>- Clock Speed: FPGAs generally have lower clock speeds as compared to general purpose processors (GPPs). But then why are FPGAs faster for certain applications? That's because even at a lower clock speed FPGAs are able to exploit the inherent parallelism in a application. You could potentially have multiple clock speeds on an FPGA doing different tasks at different speeds, running in parallel.<text:line-break/>- Power Usage: FPGAs are a low power high-performance solution to most applications as compared to other high-performance computing modalities like GPUs.</text:p>
      <text:p text:style-name="P13"><text:span text:style-name="T16">Difference between microprocessor and microcontroller</text:span><text:line-break/>Microprocessor is an IC which has only the CPU inside them i.e. only the processing powers such as Intel’s Pentium 1,2,3,4, core 2 duo, i3, i5 etc. These microprocessors don’t have RAM, ROM, and other peripheral on the chip. A system designer has to add them externally to make them functional. Application of microprocessor includes Desktop PC’s, Laptops, notepads etc.<text:line-break/>But this is not the case with Microcontrollers. Microcontroller has a CPU, in addition with a fixed amount of RAM, ROM and other peripherals all embedded on a single chip. At times it is also termed as a mini computer or a computer on a single chip. Today different manufacturers produce microcontrollers with a wide range of features available in different versions. Some manufacturers are ATMEL, Microchip, TI, Freescale, Philips, Motorola etc.  <text:line-break/> <text:line-break/>Microcontrollers are designed to perform specific tasks. Specific means applications where the relationship of input and output is defined. Depending on the input, some processing needs to be done and output is delivered. For example, keyboards, mouse, washing machine, digicam, pendrive, remote, microwave, cars, bikes, telephone, mobiles, watches, etc. Since the applications are very specific, they need small resources like RAM, ROM, I/O ports etc and hence can be embedded on a single chip. This in turn reduces the size and the cost. <text:line-break/> <text:line-break/>Microprocessor find applications where tasks are unspecific like developing software, games, websites, photo editing, creating documents etc. In such cases the relationship between input and output is not defined. They need high amount of resources like RAM, ROM, I/O ports etc.  <text:line-break/>The clock speed of the Microprocessor is quite high as compared to the microcontroller. Whereas the microcontrollers operate from a few MHz to 30 to 50 MHz, today’s microprocessor operate above 1GHz as they perform complex tasks. Read more about <text:a xlink:type="simple" xlink:href="http://www.engineersgarage.com/microcontroller" office:target-frame-name="_blank" xlink:show="new"><text:span text:style-name="T15">what is microcontroller.</text:span></text:a></text:p>
      <text:p text:style-name="P11"><text:soft-page-break/><text:span text:style-name="T2"><text:s/></text:span></text:p>
      <text:p text:style-name="P10"><text:span text:style-name="T17">Von Neumann VS Harvard Architecture</text:span><text:span text:style-name="T2"> </text:span></text:p>
      <text:list xml:id="list6719337143923246530" text:style-name="L6">
        <text:list-item>
          <text:p text:style-name="P19"><text:span text:style-name="T6">Von Neumann s</text:span><text:span text:style-name="T7">tores data as well as program on a single memory device (RAM). </text:span><text:span text:style-name="T6">While Harvard stores on different memories (data = RAM &amp; instructions = Program Memory )</text:span></text:p>
        </text:list-item>
        <text:list-item>
          <text:p text:style-name="P19"><text:span text:style-name="T6">Processor needs to 2 clock cycles to complete an instruction. Pipelining the instructions is not possible. First clock cycle fetches the instruction from memory and decodes it. Second clock cycle fetches the required data from the memory on which computation to be done. W</text:span><text:span text:style-name="T8">hile Harvard is capable of pipelining to compute an instruction in a single clock cyc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2:10:22.455121329</meta:creation-date>
    <dc:date>2017-02-24T17:07:07.219608922</dc:date>
    <meta:editing-duration>PT4H49M1S</meta:editing-duration>
    <meta:editing-cycles>17</meta:editing-cycles>
    <meta:generator>LibreOffice/4.2.8.2$Linux_X86_64 LibreOffice_project/420m0$Build-2</meta:generator>
    <meta:document-statistic meta:table-count="0" meta:image-count="0" meta:object-count="0" meta:page-count="4" meta:paragraph-count="34" meta:word-count="1438" meta:character-count="8939" meta:non-whitespace-character-count="7518"/>
  </office:meta>
</office:document-meta>
</file>